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b07" officeooo:paragraph-rsid="00082b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Emma Redfoot</text:p>
      <text:p text:style-name="P1">#Calculating Effective neutron lifetime</text:p>
      <text:p text:style-name="P1">#HW 5 problem 2</text:p>
      <text:p text:style-name="P1"/>
      <text:p text:style-name="P1">#imports</text:p>
      <text:p text:style-name="P1">import numpy as np</text:p>
      <text:p text:style-name="P1"/>
      <text:p text:style-name="P1">beta_U = [0.00021, 0.001424, 0.001274, 0.002568, 0.000748, 0.000273]</text:p>
      <text:p text:style-name="P1">beta_Pu =[0.000072,<text:tab/>0.000626,<text:tab/>0.000444,<text:tab/>0.000685,<text:tab/>0.00018,<text:tab/>0.000093]</text:p>
      <text:p text:style-name="P1"/>
      <text:p text:style-name="P1">lambda_U =[0.0124,<text:tab/>0.0305,<text:tab/>0.111,<text:tab/>0.301,<text:tab/>1.14,<text:tab/>3.01]</text:p>
      <text:p text:style-name="P1">lambda_Pu =[0.01289302326,<text:tab/>0.03109017497,<text:tab/>0.1335260116,<text:tab/>0.3315789474,<text:tab/>1.262295082,<text:tab/>19.8]</text:p>
      <text:p text:style-name="P1"/>
      <text:p text:style-name="P1">beta_U_total = .0064</text:p>
      <text:p text:style-name="P1">beta_Pu_total = .0021</text:p>
      <text:p text:style-name="P1"/>
      <text:p text:style-name="P1">lifetime_U = 0.0001</text:p>
      <text:p text:style-name="P1">lifetime_Pu = 0.0000001</text:p>
      <text:p text:style-name="P1"/>
      <text:p text:style-name="P1">prompt_U =(1-beta_U_total)*lifetime_U</text:p>
      <text:p text:style-name="P1">prompt_Pu =(1-beta_Pu_total)*lifetime_Pu</text:p>
      <text:p text:style-name="P1"/>
      <text:p text:style-name="P1"/>
      <text:p text:style-name="P1">delayed_total=0</text:p>
      <text:p text:style-name="P1">for i in range(6):</text:p>
      <text:p text:style-name="P1"><text:s text:c="4"/>delayed = beta_U[i]*(1/lambda_U[i]+lifetime_U)</text:p>
      <text:p text:style-name="P1"><text:s text:c="4"/>delayed_total=delayed_total + delayed</text:p>
      <text:p text:style-name="P1"/>
      <text:p text:style-name="P1">answer_U=delayed+delayed_total</text:p>
      <text:p text:style-name="P1"/>
      <text:p text:style-name="P1">print('Uranium Lifetime ='+ str(answer_U))</text:p>
      <text:p text:style-name="P1"/>
      <text:p text:style-name="P1">delayed_total_Pu =0</text:p>
      <text:p text:style-name="P1">for i in range(6):</text:p>
      <text:p text:style-name="P1"><text:s text:c="4"/>delayed_Pu = beta_Pu[i]*(1/lambda_Pu[i]+lifetime_Pu)</text:p>
      <text:p text:style-name="P1"><text:s text:c="4"/>delayed_total_Pu=delayed_total_Pu + delayed_Pu</text:p>
      <text:p text:style-name="P1"/>
      <text:p text:style-name="P1">answer_Pu=delayed_Pu+delayed_total_Pu</text:p>
      <text:p text:style-name="P1"/>
      <text:p text:style-name="P1">print('Plutonium Lifetime='+str(answer_Pu))</text:p>
      <text:p text:style-name="P1"/>
      <text:p text:style-name="P1"/>
      <text:p text:style-name="P1">Question number 3:</text:p>
      <text:p text:style-name="P1"/>
      <text:p text:style-name="P1">#Emma Redfoot</text:p>
      <text:p text:style-name="P1">#Calculating Effective neutron lifetime</text:p>
      <text:p text:style-name="P1">#HW 5 problem 3</text:p>
      <text:p text:style-name="P1"/>
      <text:p text:style-name="P1"><text:soft-page-break/>#imports</text:p>
      <text:p text:style-name="P1">import numpy as np</text:p>
      <text:p text:style-name="P1"/>
      <text:p text:style-name="P1">beta_U = [0.00021, 0.001424, 0.001274, 0.002568, 0.000748, 0.000273]</text:p>
      <text:p text:style-name="P1">beta_Pu =[0.000072,<text:tab/>0.000626,<text:tab/>0.000444,<text:tab/>0.000685,<text:tab/>0.00018,<text:tab/>0.000093]</text:p>
      <text:p text:style-name="P1"/>
      <text:p text:style-name="P1">lambda_U =[0.0124,<text:tab/>0.0305,<text:tab/>0.111,<text:tab/>0.301,<text:tab/>1.14,<text:tab/>3.01]</text:p>
      <text:p text:style-name="P1">lambda_Pu =[0.01289302326,<text:tab/>0.03109017497,<text:tab/>0.1335260116,<text:tab/>0.3315789474,<text:tab/>1.262295082,<text:tab/>19.8]</text:p>
      <text:p text:style-name="P1"/>
      <text:p text:style-name="P1">beta_U_total = .0064</text:p>
      <text:p text:style-name="P1">beta_Pu_total = .0021</text:p>
      <text:p text:style-name="P1"/>
      <text:p text:style-name="P1">lifetime_U = 0.0001</text:p>
      <text:p text:style-name="P1">lifetime_Pu = 0.0000001</text:p>
      <text:p text:style-name="P1"/>
      <text:p text:style-name="P1">prompt_U =(1-beta_U_total)*lifetime_U</text:p>
      <text:p text:style-name="P1">prompt_Pu =(1-beta_Pu_total)*lifetime_Pu</text:p>
      <text:p text:style-name="P1"/>
      <text:p text:style-name="P1"/>
      <text:p text:style-name="P1">delayed_total=0</text:p>
      <text:p text:style-name="P1">for i in range(6):</text:p>
      <text:p text:style-name="P1"><text:s text:c="4"/>delayed = beta_U[i]*(1/lambda_U[i]+lifetime_U)</text:p>
      <text:p text:style-name="P1"><text:s text:c="4"/>delayed_total=delayed_total + delayed</text:p>
      <text:p text:style-name="P1"/>
      <text:p text:style-name="P1">answer_U=(delayed+delayed_total)/beta_U_total</text:p>
      <text:p text:style-name="P1"/>
      <text:p text:style-name="P1">print('Uranium Lifetime ='+ str(answer_U))</text:p>
      <text:p text:style-name="P1"/>
      <text:p text:style-name="P1">delayed_total_Pu =0</text:p>
      <text:p text:style-name="P1">for i in range(6):</text:p>
      <text:p text:style-name="P1"><text:s text:c="4"/>delayed_Pu = beta_Pu[i]*(1/lambda_Pu[i]+lifetime_Pu)</text:p>
      <text:p text:style-name="P1"><text:s text:c="4"/>delayed_total_Pu=delayed_total_Pu + delayed_Pu</text:p>
      <text:p text:style-name="P1"/>
      <text:p text:style-name="P1">answer_Pu=(delayed_Pu+delayed_total_Pu)/beta_Pu_total</text:p>
      <text:p text:style-name="P1"/>
      <text:p text:style-name="P1">print('Plutonium Lifetime='+str(answer_Pu)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05:45.966657249</meta:creation-date>
    <dc:date>2017-03-17T10:12:18.352278715</dc:date>
    <meta:editing-duration>PT6M34S</meta:editing-duration>
    <meta:editing-cycles>1</meta:editing-cycles>
    <meta:document-statistic meta:table-count="0" meta:image-count="0" meta:object-count="0" meta:page-count="2" meta:paragraph-count="55" meta:word-count="185" meta:character-count="1945" meta:non-whitespace-character-count="1783"/>
    <meta:generator>LibreOffice/5.1.6.2$Linux_X86_64 LibreOffice_project/10m0$Build-2</meta:generator>
  </office:meta>
</office:document-meta>
</file>